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Segoe UI1" svg:font-family="'Segoe UI', sans-serif"/>
    <style:font-face style:name="Segoe UI" svg:font-family="'Segoe UI', system-ui, 'Apple Color Emoji', 'Segoe UI Emoji', sans-serif"/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fo:margin-left="1cm" fo:margin-right="0cm" fo:line-height="100%" fo:orphans="2" fo:widows="2" fo:text-indent="-0.499cm" style:auto-text-indent="false" style:page-number="auto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" style:family="paragraph" style:parent-style-name="Standard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Calibri" fo:font-size="11pt" fo:letter-spacing="normal" fo:font-style="normal" fo:font-weight="normal" officeooo:paragraph-rsid="000319ad"/>
    </style:style>
    <style:style style:name="P3" style:family="paragraph" style:parent-style-name="Standard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4" style:family="paragraph" style:parent-style-name="Standard" style:list-style-name="L1">
      <loext:graphic-properties draw:fill="none"/>
      <style:paragraph-properties fo:margin-left="1cm" fo:margin-right="0cm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5" style:family="paragraph" style:parent-style-name="Text_20_body">
      <style:paragraph-properties fo:line-height="100%" fo:orphans="2" fo:widows="2"/>
      <style:text-properties fo:font-variant="normal" fo:text-transform="none" style:font-name="Segoe UI" fo:font-size="11pt" fo:letter-spacing="normal" fo:font-style="normal" fo:font-weight="normal"/>
    </style:style>
    <style:style style:name="P6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fo:font-weight="normal"/>
    </style:style>
    <style:style style:name="P7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8" style:family="paragraph" style:parent-style-name="Text_20_body">
      <style:paragraph-properties fo:margin-top="0cm" fo:margin-bottom="0.159cm" style:contextual-spacing="false" fo:line-height="115%" fo:orphans="2" fo:widows="2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9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fo:font-weight="normal" officeooo:rsid="000319ad" officeooo:paragraph-rsid="000319ad"/>
    </style:style>
    <style:style style:name="P10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officeooo:rsid="000319ad" officeooo:paragraph-rsid="000319ad" style:font-weight-asian="bold" style:font-weight-complex="bold"/>
    </style:style>
    <style:style style:name="P11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officeooo:paragraph-rsid="000319ad" style:font-weight-asian="bold" style:font-weight-complex="bold"/>
    </style:style>
    <style:style style:name="P13" style:family="paragraph" style:parent-style-name="Text_20_body">
      <style:paragraph-properties fo:margin-top="0cm" fo:margin-bottom="0.159cm" style:contextual-spacing="false" fo:line-height="100%" fo:text-align="center" style:justify-single-word="false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officeooo:rsid="00031c31" officeooo:paragraph-rsid="00031c31" style:font-weight-asian="bold" style:font-weight-complex="bold"/>
    </style:style>
    <style:style style:name="P14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0pt" fo:letter-spacing="normal" fo:font-style="normal" fo:font-weight="normal" officeooo:paragraph-rsid="000319ad"/>
    </style:style>
    <style:style style:name="P15" style:family="paragraph" style:parent-style-name="Text_20_body">
      <style:paragraph-properties fo:margin-top="0cm" fo:margin-bottom="0.159cm" style:contextual-spacing="false" fo:orphans="2" fo:widows="2"/>
      <style:text-properties fo:font-variant="normal" fo:text-transform="none" style:font-name="Segoe UI1" fo:font-size="11pt" fo:letter-spacing="normal" fo:font-style="normal" fo:font-weight="normal"/>
    </style:style>
    <style:style style:name="P16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Calibri" fo:font-size="11pt" fo:letter-spacing="normal" fo:font-style="normal" fo:font-weight="normal" officeooo:paragraph-rsid="000319ad"/>
    </style:style>
    <style:style style:name="P17" style:family="paragraph" style:parent-style-name="Text_20_body">
      <style:paragraph-properties fo:margin-top="0cm" fo:margin-bottom="0.159cm" style:contextual-spacing="false" fo:line-height="100%" fo:orphans="2" fo:widows="2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font-name="Segoe UI" fo:font-size="7pt" fo:letter-spacing="normal" fo:font-style="normal" fo:font-weight="normal"/>
    </style:style>
    <style:style style:name="P19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0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rsid="000319ad" officeooo:paragraph-rsid="000319ad"/>
    </style:style>
    <style:style style:name="P21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15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2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23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T1" style:family="text">
      <style:text-properties fo:font-variant="normal" fo:text-transform="none" style:font-name="Segoe UI" fo:font-size="11pt" fo:letter-spacing="normal" fo:font-style="normal" fo:font-weight="normal"/>
    </style:style>
    <style:style style:name="T2" style:family="text">
      <style:text-properties fo:font-variant="normal" fo:text-transform="none" style:font-name="Segoe UI" fo:font-size="11pt" fo:letter-spacing="normal" fo:font-style="normal" fo:font-weight="normal" officeooo:rsid="00031c31"/>
    </style:style>
    <style:style style:name="T3" style:family="text">
      <style:text-properties officeooo:rsid="000319ad"/>
    </style:style>
    <style:style style:name="T4" style:family="text">
      <style:text-properties style:font-name="Segoe UI"/>
    </style:style>
    <style:style style:name="T5" style:family="text">
      <style:text-properties fo:font-size="7pt" style:font-size-asian="11pt" style:font-size-complex="11pt"/>
    </style:style>
    <style:style style:name="T6" style:family="text">
      <style:text-properties officeooo:rsid="00031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am Management System</text:p>
      <text:p text:style-name="P10">Product Backlog</text:p>
      <text:list xml:id="list4245784296" text:style-name="L1">
        <text:list-item>
          <text:p text:style-name="P1">Candidate Registration</text:p>
        </text:list-item>
        <text:list-item>
          <text:p text:style-name="P19">Payment gateway -Exam fee || offline mode</text:p>
        </text:list-item>
        <text:list-item>
          <text:p text:style-name="P19">Verification </text:p>
        </text:list-item>
        <text:list-item>
          <text:p text:style-name="P20">Declaration of successful candidature </text:p>
        </text:list-item>
        <text:list-item>
          <text:p text:style-name="P21">Login and dashboard for candidate</text:p>
        </text:list-item>
        <text:list-item>
          <text:p text:style-name="P19">Login and dashboard examiner</text:p>
        </text:list-item>
        <text:list-item>
          <text:p text:style-name="P20">Issuing admit card or hall ticket </text:p>
        </text:list-item>
        <text:list-item>
          <text:p text:style-name="P2">Fixing date and time for exam </text:p>
        </text:list-item>
        <text:list-item>
          <text:p text:style-name="P22">Request for change of examination center or grievance</text:p>
        </text:list-item>
        <text:list-item>
          <text:p text:style-name="P22">Feedback and Help</text:p>
        </text:list-item>
        <text:list-item>
          <text:p text:style-name="P3">Online Proctored Exam || offline exam</text:p>
        </text:list-item>
        <text:list-item>
          <text:p text:style-name="P23"><text:span text:style-name="T4">Monitoring all students Proctored Dashboard view(admin)</text:span></text:p>
        </text:list-item>
        <text:list-item>
          <text:p text:style-name="P4">Uploading of Results</text:p>
        </text:list-item>
        <text:list-item>
          <text:p text:style-name="P19">Results Page-Certification</text:p>
        </text:list-item>
        <text:list-item>
          <text:p text:style-name="P19"><text:span text:style-name="T4">SMS and Mailing of results to candidates</text:span></text:p>
        </text:list-item>
      </text:list>
      <text:p text:style-name="P9"/>
      <text:p text:style-name="P11">Sprint 1 <text:span text:style-name="T3">Backlog</text:span></text:p>
      <text:p text:style-name="P5">1.Candidate Registration -<text:span text:style-name="T6">2</text:span></text:p>
      <text:p text:style-name="P8"><text:span text:style-name="T3">2</text:span>.Login and dashboard for candidate -<text:span text:style-name="T6">4 </text:span></text:p>
      <text:p text:style-name="P7"><text:span text:style-name="T3">3</text:span>.Login and dashboard examiner -<text:span text:style-name="T6">4</text:span></text:p>
      <text:p text:style-name="P6"><text:span text:style-name="T3">4</text:span>.Payment gateway -Exam fee || offline mode -<text:span text:style-name="T6">8</text:span></text:p>
      <text:p text:style-name="P6"/>
      <text:p text:style-name="P18"/>
      <text:p text:style-name="P12">Sprint 2 <text:span text:style-name="T3">Backlog</text:span></text:p>
      <text:p text:style-name="P7"><text:span text:style-name="T3">1</text:span>.Verification -<text:span text:style-name="T6">4</text:span></text:p>
      <text:p text:style-name="P7"><text:span text:style-name="T3">2</text:span>.Declaration of successful candidature -<text:span text:style-name="T6">2</text:span></text:p>
      <text:p text:style-name="P6">3.Issuing admit card or hall ticket -<text:span text:style-name="T6">4</text:span></text:p>
      <text:p text:style-name="P18"/>
      <text:p text:style-name="P12">Sprint 3 <text:span text:style-name="T3">Backlog</text:span></text:p>
      <text:p text:style-name="P16">1) <text:span text:style-name="T3">Declaration of Schedule for Exam (Fixing date and time for exam ).-</text:span><text:span text:style-name="T6">4</text:span></text:p>
      <text:p text:style-name="P15">2) Request for change of examination center or grievance-<text:span text:style-name="T6">4</text:span></text:p>
      <text:p text:style-name="P15">3) Feedback and <text:span text:style-name="T6">Help Center-6</text:span></text:p>
      <text:p text:style-name="P6"/>
      <text:p text:style-name="P12">Sprint 4 <text:span text:style-name="T3">Backlog</text:span></text:p>
      <text:p text:style-name="P6">1.Online Proctored Exam || offline exam-<text:span text:style-name="T6">8</text:span></text:p>
      <text:p text:style-name="P17"><text:span text:style-name="T1">2.Monitoring all students Proctored Dashboard view(admin)-</text:span><text:span text:style-name="T2">8</text:span></text:p>
      <text:p text:style-name="P17"><text:soft-page-break/><text:span text:style-name="T1"/></text:p>
      <text:p text:style-name="P17"><text:span text:style-name="T1"/></text:p>
      <text:p text:style-name="P12">Sprint 5 <text:span text:style-name="T3">Backlog</text:span></text:p>
      <text:p text:style-name="P5">1.Uploading of Results-<text:span text:style-name="T6">4</text:span></text:p>
      <text:p text:style-name="P6">2.Results Page-Certification-<text:span text:style-name="T6">4</text:span></text:p>
      <text:p text:style-name="P6">3.SMS and Mailing of results to candidates-<text:span text:style-name="T6">4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5">My profile<text:line-break/>Latest exams<text:line-break/>Package details<text:line-break/>Latest inbox mails(with count)<text:line-break/>Sent items (with count)<text:line-break/>My exams(written, not-written)<text:line-break/>Reports and progress <text:line-break/>News and events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Segoe UI1" svg:font-family="'Segoe UI', sans-serif"/>
    <style:font-face style:name="Segoe UI" svg:font-family="'Segoe UI', system-ui, 'Apple Color Emoji', 'Segoe UI Emoji', sans-serif"/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1T14:31:53.282000000</meta:creation-date>
    <dc:date>2021-09-01T15:09:31.810000000</dc:date>
    <meta:editing-duration>PT7M32S</meta:editing-duration>
    <meta:editing-cycles>1</meta:editing-cycles>
    <meta:document-statistic meta:table-count="0" meta:image-count="0" meta:object-count="0" meta:page-count="2" meta:paragraph-count="38" meta:word-count="215" meta:character-count="1380" meta:non-whitespace-character-count="1212"/>
    <meta:generator>LibreOffice/7.0.4.2$Windows_X86_64 LibreOffice_project/dcf040e67528d9187c66b2379df5ea4407429775</meta:generator>
  </office:meta>
</office:document-meta>
</file>